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691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0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47cm"/>
    </style:style>
    <style:style style:name="gr5" style:family="graphic" style:parent-style-name="standard">
      <style:graphic-properties svg:stroke-color="#000000" draw:fill="none" draw:fill-color="#ffffff" draw:textarea-horizontal-align="right" draw:textarea-vertical-align="middle" draw:auto-grow-height="false" fo:min-height="0.336cm" fo:min-width="0.672cm" fo:padding-right="0.2cm" draw:shadow="hidden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cm" fo:min-width="1.5cm" fo:padding-top="0cm" fo:padding-bottom="0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433cm" fo:min-width="0.146cm" fo:padding-top="0.05cm" fo:padding-bottom="0.05cm" fo:padding-left="0.05cm" fo:padding-right="0.05cm"/>
    </style:style>
    <style:style style:name="gr10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1cm" fo:min-width="0.5cm"/>
    </style:style>
    <style:style style:name="gr11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.75cm" fo:min-width="1.5cm" fo:padding-top="0cm" fo:padding-bottom="0cm" fo:padding-left="0.25cm" fo:padding-right="0.25cm" fo:wrap-option="wrap"/>
    </style:style>
    <style:style style:name="gr12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658cm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2cm" fo:wrap-option="wrap"/>
    </style:style>
    <style:style style:name="gr14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false" fo:min-height="0.327cm" fo:min-width="0cm"/>
    </style:style>
    <style:style style:name="gr15" style:family="graphic" style:parent-style-name="objectwithoutfill">
      <style:graphic-properties draw:marker-end-width="0.3cm" draw:fill="non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982cm"/>
    </style:style>
    <style:style style:name="gr17" style:family="graphic" style:parent-style-name="objectwithoutfill">
      <style:graphic-properties draw:marker-end="Arrowheads_20_2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9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83cm"/>
    </style:style>
    <style:style style:name="gr23" style:family="graphic" style:parent-style-name="objectwithoutfill">
      <style:graphic-properties draw:stroke="solid" draw:stroke-dash="Ultrafine_20_Dashed" draw:fill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9cm"/>
    </style:style>
    <style:style style:name="gr25" style:family="graphic" style:parent-style-name="objectwithoutfill">
      <style:graphic-properties draw:fill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24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54cm" fo:min-width="0.35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32cm"/>
    </style:style>
    <style:style style:name="gr30" style:family="graphic" style:parent-style-name="standard">
      <style:graphic-properties draw:textarea-horizontal-align="justify" draw:textarea-vertical-align="middle" draw:auto-grow-height="false" fo:min-height="1cm" fo:min-width="1.333cm" fo:wrap-option="wrap"/>
    </style:style>
    <style:style style:name="gr31" style:family="graphic" style:parent-style-name="standard">
      <style:graphic-properties draw:fill-color="#000000" draw:textarea-horizontal-align="justify" draw:textarea-vertical-align="middle" draw:auto-grow-height="false" fo:min-height="0.036cm" fo:min-width="0.0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6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34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75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02cm"/>
    </style:style>
    <style:style style:name="gr36" style:family="graphic" style:parent-style-name="objectwithoutfill">
      <style:graphic-properties draw:stroke="solid" draw:marker-end-width="0.3cm" draw:fill="none"/>
    </style:style>
    <style:style style:name="gr37" style:family="graphic" style:parent-style-name="objectwithoutfill">
      <style:graphic-properties draw:marker-end="Arrowheads_20_2" draw:marker-end-width="0.3cm" draw:fill="none" style:protect="position size"/>
    </style:style>
    <style:style style:name="gr38" style:family="graphic" style:parent-style-name="objectwithoutfill">
      <style:graphic-properties draw:stroke="dash" draw:stroke-dash="Ultrafine_20_Dashed" draw:marker-end="Arrowheads_20_5" draw:marker-end-width="0.3cm" draw:fill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26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0.034cm" fo:min-width="0.034cm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0.05cm" fo:min-width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47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cm"/>
    </style:style>
    <style:style style:name="gr47" style:family="graphic" style:parent-style-name="objectwithoutfill">
      <style:graphic-properties draw:marker-end="" draw:marker-end-width="0.3cm" draw:fill="none"/>
    </style:style>
    <style:style style:name="gr48" style:family="graphic" style:parent-style-name="standard">
      <style:graphic-properties draw:fill-color="#000000" draw:textarea-horizontal-align="justify" draw:textarea-vertical-align="middle" draw:auto-grow-height="false" fo:min-height="0.034cm" fo:min-width="0.0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fill-image-width="0cm" draw:fill-image-height="0cm"/>
      <style:paragraph-properties fo:text-align="center"/>
      <style:text-properties style:font-name="STIX3"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center"/>
      <style:text-properties style:font-name="STIX3"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STIX3" fo:font-size="4pt" style:font-size-asian="4pt" style:font-size-complex="4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  <style:text-properties style:font-name="STIX3" fo:font-size="6pt" style:font-size-asian="6pt" style:font-size-complex="6pt"/>
    </style:style>
    <style:style style:name="P8" style:family="paragraph">
      <loext:graphic-properties draw:fill-color="#ffffff" draw:fill-image-width="0cm" draw:fill-image-height="0cm"/>
      <style:paragraph-properties fo:text-align="center"/>
      <style:text-properties style:font-name="STIX3" fo:font-size="6pt" style:font-size-asian="6pt" style:font-size-complex="6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STIX3" fo:font-size="16pt" style:font-size-asian="16pt" style:font-size-complex="16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STIX3"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STIX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0.5cm" svg:height="1cm" svg:x="3.7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.231cm" svg:height="0.5cm" draw:transform="rotate (1.5707963267949) translate (2.75cm 6.841cm)">
          <draw:glue-point draw:id="8" svg:x="-5cm" svg:y="2.532cm"/>
          <draw:glue-point draw:id="9" svg:x="-5cm" svg:y="-2.258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xml:id="id3" draw:id="id3" draw:layer="layout" svg:width="0.54cm" svg:height="0.408cm" svg:x="2.731cm" svg:y="4.978cm">
          <draw:text-box>
            <text:p text:style-name="P1"><text:span text:style-name="T1">pc_sel</text:span></text:p>
          </draw:text-box>
        </draw:frame>
        <draw:frame draw:style-name="gr4" draw:text-style-name="P5" xml:id="id1" draw:id="id1" draw:layer="layout" svg:width="1.247cm" svg:height="0.327cm" svg:x="0.996cm" svg:y="5.12cm">
          <draw:text-box>
            <text:p><text:span text:style-name="T1">TRAP_ADDR</text:span></text:p>
          </draw:text-box>
        </draw:frame>
        <draw:custom-shape draw:style-name="gr1" draw:text-style-name="P2" xml:id="id16" draw:id="id16" draw:layer="layout" svg:width="0.5cm" svg:height="1cm" svg:x="6.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7" xml:id="id36" draw:id="id36" draw:layer="layout" svg:width="1.249cm" svg:height="2.5cm" svg:x="15.25cm" svg:y="11.75cm" svg:viewBox="0 0 1250 2501" draw:points="500,1258 0,1001 0,0 1250,750 1250,1750 0,2501 0,1501">
          <draw:glue-point draw:id="4" svg:x="-5cm" svg:y="-2.998cm"/>
          <draw:glue-point draw:id="5" svg:x="-5cm" svg:y="2.998cm"/>
          <draw:glue-point draw:id="6" svg:x="5cm" svg:y="0cm"/>
          <text:p text:style-name="P6"><text:span text:style-name="T1">ALU</text:span></text:p>
        </draw:polygon>
        <draw:connector draw:style-name="gr6" draw:text-style-name="P7" draw:layer="layout" svg:x1="1.619cm" svg:y1="5.447cm" svg:x2="2.75cm" svg:y2="5.948cm" draw:start-shape="id1" draw:end-shape="id2" draw:end-glue-point="9" svg:d="M1619 5447v501h1131" svg:viewBox="0 0 1132 502">
          <text:p/>
        </draw:connector>
        <draw:connector draw:style-name="standard" draw:text-style-name="P1" draw:layer="layout" svg:x1="3.001cm" svg:y1="5.764cm" svg:x2="3.001cm" svg:y2="5.386cm" draw:start-shape="id2" draw:start-glue-point="4" draw:end-shape="id3" draw:end-glue-point="2" svg:d="M3001 5764v-378" svg:viewBox="0 0 1 379">
          <text:p/>
        </draw:connector>
        <draw:g xml:id="id23" draw:id="id23">
          <draw:custom-shape draw:style-name="gr7" draw:text-style-name="P8" draw:layer="layout" svg:width="2cm" svg:height="1cm" svg:x="4.997cm" svg:y="7.34cm">
            <text:p text:style-name="P1"><text:span text:style-name="T1">Instruction 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layout" svg:width="1cm" svg:height="0.331cm" draw:transform="rotate (1.5707963267949) translate (4.997cm 8.34cm)">
            <draw:text-box>
              <text:p>addr </text:p>
            </draw:text-box>
          </draw:frame>
          <draw:frame draw:style-name="gr8" draw:text-style-name="P9" draw:layer="layout" svg:width="1cm" svg:height="0.331cm" draw:transform="rotate (1.5707963267949) translate (6.666cm 8.34cm)">
            <draw:text-box>
              <text:p>data</text:p>
            </draw:text-box>
          </draw:frame>
        </draw:g>
        <draw:frame draw:style-name="gr9" draw:text-style-name="P10" xml:id="id17" draw:id="id17" draw:layer="layout" svg:width="0.246cm" svg:height="0.533cm" svg:x="2.877cm" svg:y="8.575cm">
          <draw:text-box>
            <text:p><text:span text:style-name="T2">4</text:span></text:p>
          </draw:text-box>
        </draw:frame>
        <draw:custom-shape draw:style-name="gr10" draw:text-style-name="P8" xml:id="id9" draw:id="id9" draw:layer="layout" svg:width="0.5cm" svg:height="1cm" svg:x="14.254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.75cm" svg:x="8.299cm" svg:y="7.339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xml:id="id32" draw:id="id32" draw:layer="layout" svg:width="1cm" svg:height="0.331cm" draw:transform="rotate (1.5707963267949) translate (8.308cm 9.089cm)">
          <draw:text-box>
            <text:p>raddr2</text:p>
          </draw:text-box>
        </draw:frame>
        <draw:frame draw:style-name="gr8" draw:text-style-name="P9" xml:id="id43" draw:id="id43" draw:layer="layout" svg:width="1cm" svg:height="0.331cm" draw:transform="rotate (1.5707963267949) translate (9.977cm 9.089cm)">
          <draw:text-box>
            <text:p>rdata2</text:p>
          </draw:text-box>
        </draw:frame>
        <draw:frame draw:style-name="gr8" draw:text-style-name="P11" xml:id="id27" draw:id="id27" draw:layer="controls" svg:width="1cm" svg:height="0.331cm" draw:transform="rotate (1.5707963267949) translate (8.308cm 8.339cm)">
          <draw:text-box>
            <text:p><text:span text:style-name="T3">raddr1</text:span></text:p>
          </draw:text-box>
        </draw:frame>
        <draw:frame draw:style-name="gr8" draw:text-style-name="P9" xml:id="id42" draw:id="id42" draw:layer="controls" svg:width="1cm" svg:height="0.331cm" draw:transform="rotate (1.5707963267949) translate (9.977cm 8.339cm)">
          <draw:text-box>
            <text:p>rdata1</text:p>
          </draw:text-box>
        </draw:frame>
        <draw:frame draw:style-name="gr12" draw:text-style-name="P9" xml:id="id5" draw:id="id5" draw:layer="controls" svg:width="0.658cm" svg:height="0.327cm" svg:x="12.67cm" svg:y="14.875cm">
          <draw:text-box>
            <text:p>op2_sel</text:p>
          </draw:text-box>
        </draw:frame>
        <draw:custom-shape draw:style-name="gr13" draw:text-style-name="P1" xml:id="id6" draw:id="id6" draw:layer="layout" svg:width="2cm" svg:height="1.5cm" svg:x="8.3cm" svg:y="13.12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Immediate</text:p>
          <text:p text:style-name="P1">Gener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controls" svg:width="0.074cm" svg:height="0.327cm" svg:x="10.095cm" svg:y="13.202cm">
          <draw:text-box>
            <text:p>I</text:p>
          </draw:text-box>
        </draw:frame>
        <draw:frame draw:style-name="gr14" draw:text-style-name="P9" draw:layer="controls" svg:width="0.121cm" svg:height="0.327cm" svg:x="10.072cm" svg:y="13.452cm">
          <draw:text-box>
            <text:p>S</text:p>
          </draw:text-box>
        </draw:frame>
        <draw:frame draw:style-name="gr14" draw:text-style-name="P9" draw:layer="controls" svg:width="0.142cm" svg:height="0.327cm" svg:x="10.061cm" svg:y="13.702cm">
          <draw:text-box>
            <text:p>B</text:p>
          </draw:text-box>
        </draw:frame>
        <draw:frame draw:style-name="gr14" draw:text-style-name="P9" draw:layer="controls" svg:width="0.154cm" svg:height="0.327cm" svg:x="10.055cm" svg:y="13.952cm">
          <draw:text-box>
            <text:p>U</text:p>
          </draw:text-box>
        </draw:frame>
        <draw:frame draw:style-name="gr14" draw:text-style-name="P9" draw:layer="controls" svg:width="0.082cm" svg:height="0.327cm" svg:x="10.091cm" svg:y="14.202cm">
          <draw:text-box>
            <text:p>J</text:p>
          </draw:text-box>
        </draw:frame>
        <draw:connector draw:style-name="gr15" draw:text-style-name="P12" draw:layer="layout" draw:type="line" svg:x1="13cm" svg:y1="14.407cm" svg:x2="12.999cm" svg:y2="14.875cm" draw:start-shape="id4" draw:start-glue-point="6" draw:end-shape="id5" svg:d="M13000 14407l-1 468" svg:viewBox="0 0 2 469">
          <text:p/>
        </draw:connector>
        <draw:custom-shape draw:style-name="gr16" draw:text-style-name="P3" xml:id="id4" draw:id="id4" draw:layer="layout" svg:width="1.75cm" svg:height="0.5cm" draw:transform="rotate (1.5707963267949) translate (12.75cm 14.625cm)">
          <draw:glue-point draw:id="8" svg:x="-5cm" svg:y="2.142cm"/>
          <draw:glue-point draw:id="9" svg:x="-5cm" svg:y="-3.571cm"/>
          <draw:glue-point draw:id="10" svg:x="-5cm" svg:y="0.714cm"/>
          <draw:glue-point draw:id="11" svg:x="-5cm" svg:y="-2.142cm"/>
          <draw:glue-point draw:id="12" svg:x="-5cm" svg:y="-0.714cm"/>
          <draw:glue-point draw:id="13" svg:x="-5cm" svg:y="3.57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12" draw:layer="layout" draw:type="line" svg:x1="10.3cm" svg:y1="14.374cm" svg:x2="12.75cm" svg:y2="14.374cm" draw:start-shape="id6" draw:start-glue-point="7" draw:end-shape="id4" draw:end-glue-point="13" svg:d="M10300 14374h2450" svg:viewBox="0 0 2451 1">
          <text:p/>
        </draw:connector>
        <draw:connector draw:style-name="gr17" draw:text-style-name="P12" draw:layer="layout" draw:type="line" svg:x1="10.3cm" svg:y1="14.124cm" svg:x2="12.75cm" svg:y2="14.124cm" draw:start-shape="id6" draw:start-glue-point="6" draw:end-shape="id4" draw:end-glue-point="8" svg:d="M10300 14124h2450" svg:viewBox="0 0 2451 1">
          <text:p/>
        </draw:connector>
        <draw:connector draw:style-name="gr17" draw:text-style-name="P12" draw:layer="layout" draw:type="line" svg:x1="10.3cm" svg:y1="13.626cm" svg:x2="12.75cm" svg:y2="13.626cm" draw:start-shape="id6" draw:start-glue-point="5" draw:end-shape="id4" draw:end-glue-point="12" svg:d="M10300 13626h2450" svg:viewBox="0 0 2451 1">
          <text:p/>
        </draw:connector>
        <draw:connector draw:style-name="gr17" draw:text-style-name="P12" draw:layer="layout" draw:type="line" svg:x1="10.3cm" svg:y1="13.376cm" svg:x2="12.75cm" svg:y2="13.376cm" draw:start-shape="id6" draw:start-glue-point="4" draw:end-shape="id4" draw:end-glue-point="11" svg:d="M10300 13376h2450" svg:viewBox="0 0 2451 1">
          <text:p/>
        </draw:connector>
        <draw:custom-shape draw:style-name="gr10" draw:text-style-name="P8" xml:id="id45" draw:id="id45" draw:layer="layout" svg:width="0.5cm" svg:height="1cm" svg:x="14.254cm" svg:y="6.953cm">
          <text:p text:style-name="P1"><text:span text:style-name="T1">r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46" draw:id="id46" draw:layer="layout" svg:width="0.5cm" svg:height="1cm" svg:x="14.254cm" svg:y="8.472cm">
          <text:p text:style-name="P1"><text:span text:style-name="T1">r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4" draw:id="id54" draw:layer="layout" svg:width="2cm" svg:height="1cm" svg:x="20.393cm" svg:y="10.636cm">
          <text:p text:style-name="P1"><text:span text:style-name="T1">Data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0.679cm" svg:height="0.328cm" draw:transform="rotate (1.5707963267949) translate (20.387cm 11.479cm)">
          <draw:text-box>
            <text:p>wdata</text:p>
          </draw:text-box>
        </draw:frame>
        <draw:frame draw:style-name="gr8" draw:text-style-name="P9" xml:id="id35" draw:id="id35" draw:layer="layout" svg:width="1cm" svg:height="0.331cm" draw:transform="rotate (1.5707963267949) translate (22.093cm 11.636cm)">
          <draw:text-box>
            <text:p>rdata</text:p>
          </draw:text-box>
        </draw:frame>
        <draw:frame draw:style-name="gr19" draw:text-style-name="P9" xml:id="id22" draw:id="id22" draw:layer="layout" svg:width="0.5cm" svg:height="0.327cm" svg:x="21.074cm" svg:y="10.636cm">
          <draw:text-box>
            <text:p>addr</text:p>
          </draw:text-box>
        </draw:frame>
        <draw:frame draw:style-name="gr19" draw:text-style-name="P9" xml:id="id29" draw:id="id29" draw:layer="layout" svg:width="0.5cm" svg:height="0.327cm" svg:x="21.074cm" svg:y="11.309cm">
          <draw:text-box>
            <text:p>wen</text:p>
          </draw:text-box>
        </draw:frame>
        <draw:custom-shape draw:style-name="gr11" draw:text-style-name="P8" draw:layer="layout" svg:width="2cm" svg:height="1.75cm" svg:x="24.75cm" svg:y="10.25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xml:id="id14" draw:id="id14" draw:layer="layout" svg:width="0.5cm" svg:height="0.409cm" svg:x="25.5cm" svg:y="10.25cm">
          <draw:text-box>
            <text:p>wen</text:p>
          </draw:text-box>
        </draw:frame>
        <draw:custom-shape draw:style-name="gr10" draw:text-style-name="P8" xml:id="id21" draw:id="id21" draw:layer="layout" svg:width="0.5cm" svg:height="1cm" svg:x="18.592cm" svg:y="8.11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draw:type="line" svg:x1="10.3cm" svg:y1="13.875cm" svg:x2="12.75cm" svg:y2="13.874cm" draw:start-shape="id6" draw:start-glue-point="8" draw:end-shape="id4" draw:end-glue-point="10" svg:d="M10300 13875l2450-1" svg:viewBox="0 0 2451 2">
          <text:p/>
        </draw:connector>
        <draw:custom-shape draw:style-name="gr21" draw:text-style-name="P1" draw:layer="layout" svg:width="0.152cm" svg:height="0.118cm" draw:transform="rotate (-1.5707963267949) translate (3.868cm 5.80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152cm" svg:height="0.118cm" draw:transform="rotate (-1.5707963267949) translate (6.619cm 5.802cm)">
          <text:p/>
          <draw:enhanced-geometry svg:viewBox="0 0 21600 21600" draw:glue-points="?f0 0 ?f1 10800 0 21600 10800 21600 21600 21600 ?f7 10800" draw:text-areas="?f1 10800 ?f2 18000 ?f3 7200 ?f4 21600" draw:type="isosceles-triangle" draw:modifiers="13552.941176470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152cm" svg:height="0.118cm" draw:transform="rotate (-1.5707963267949) translate (5.115cm 7.402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30" draw:id="id30" draw:layer="layout" svg:width="0.5cm" svg:height="1cm" svg:x="21.9cm" svg:y="8.11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xml:id="id8" draw:id="id8" draw:layer="layout" svg:width="0.383cm" svg:height="0.327cm" svg:x="23.571cm" svg:y="9.616cm">
          <draw:text-box>
            <text:p>load</text:p>
          </draw:text-box>
        </draw:frame>
        <draw:connector draw:style-name="gr23" draw:text-style-name="P12" draw:layer="layout" draw:type="line" svg:x1="23.754cm" svg:y1="10.265cm" svg:x2="23.762cm" svg:y2="9.943cm" draw:start-shape="id7" draw:start-glue-point="4" draw:end-shape="id8" draw:end-glue-point="2" svg:d="M23754 10265l8-322" svg:viewBox="0 0 9 323">
          <text:p/>
        </draw:connector>
        <draw:frame draw:style-name="gr8" draw:text-style-name="P9" xml:id="id12" draw:id="id12" draw:layer="layout" svg:width="1cm" svg:height="0.331cm" draw:transform="rotate (1.5707963267949) translate (24.75cm 12cm)">
          <draw:text-box>
            <text:p>waddr</text:p>
          </draw:text-box>
        </draw:frame>
        <draw:frame draw:style-name="gr8" draw:text-style-name="P11" xml:id="id31" draw:id="id31" draw:layer="layout" svg:width="1cm" svg:height="0.331cm" draw:transform="rotate (1.5707963267949) translate (24.75cm 11.25cm)">
          <draw:text-box>
            <text:p><text:span text:style-name="T3">wdata</text:span></text:p>
          </draw:text-box>
        </draw:frame>
        <draw:custom-shape draw:style-name="gr10" draw:text-style-name="P8" xml:id="id10" draw:id="id10" draw:layer="layout" svg:width="0.5cm" svg:height="1cm" svg:x="19.25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1" draw:id="id11" draw:layer="layout" svg:width="0.5cm" svg:height="1cm" svg:x="21.9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draw:type="line" svg:x1="14.754cm" svg:y1="15.75cm" svg:x2="19.25cm" svg:y2="15.75cm" draw:start-shape="id9" draw:start-glue-point="1" draw:end-shape="id10" draw:end-glue-point="3" svg:d="M14754 15750h4496" svg:viewBox="0 0 4497 1">
          <text:p/>
        </draw:connector>
        <draw:connector draw:style-name="gr17" draw:text-style-name="P12" draw:layer="layout" draw:type="line" svg:x1="19.75cm" svg:y1="15.75cm" svg:x2="21.9cm" svg:y2="15.75cm" draw:start-shape="id10" draw:start-glue-point="1" draw:end-shape="id11" draw:end-glue-point="3" svg:d="M19750 15750h2150" svg:viewBox="0 0 2151 1">
          <text:p/>
        </draw:connector>
        <draw:connector draw:style-name="gr17" draw:text-style-name="P12" draw:layer="layout" draw:line-skew="0.424cm" svg:x1="22.4cm" svg:y1="15.75cm" svg:x2="24.75cm" svg:y2="11.5cm" draw:start-shape="id11" draw:start-glue-point="1" draw:end-shape="id12" draw:end-glue-point="0" svg:d="M22400 15750h1600v-4250h750" svg:viewBox="0 0 2351 4251">
          <text:p/>
        </draw:connector>
        <draw:frame draw:style-name="gr24" draw:text-style-name="P9" xml:id="id13" draw:id="id13" draw:layer="layout" svg:width="0.629cm" svg:height="0.327cm" svg:x="25.436cm" svg:y="9.673cm">
          <draw:text-box>
            <text:p>register</text:p>
          </draw:text-box>
        </draw:frame>
        <draw:connector draw:style-name="gr25" draw:text-style-name="P12" draw:layer="layout" draw:type="line" svg:x1="25.75cm" svg:y1="10cm" svg:x2="25.75cm" svg:y2="10.25cm" draw:start-shape="id13" draw:start-glue-point="2" draw:end-shape="id14" draw:end-glue-point="0" svg:d="M25750 10000v250" svg:viewBox="0 0 1 251">
          <text:p/>
        </draw:connector>
        <draw:custom-shape draw:style-name="gr26" draw:text-style-name="P1" draw:layer="layout" svg:width="0.152cm" svg:height="0.118cm" draw:transform="rotate (-1.5707963267949) translate (14.374cm 7.038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152cm" svg:height="0.118cm" draw:transform="rotate (-1.5707963267949) translate (14.374cm 8.49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38" draw:id="id38" draw:layer="layout" svg:width="1.29cm" svg:height="0.5cm" draw:transform="rotate (1.5707963267949) translate (11.461cm 8.096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text-style-name="P9" xml:id="id40" draw:id="id40" draw:layer="layout" svg:width="0.658cm" svg:height="0.327cm" svg:x="11.385cm" svg:y="6.332cm">
          <draw:text-box>
            <text:p>rs1_sel </text:p>
          </draw:text-box>
        </draw:frame>
        <draw:connector draw:style-name="gr17" draw:text-style-name="P12" draw:layer="layout" svg:x1="4.25cm" svg:y1="6.228cm" svg:x2="6.5cm" svg:y2="6.228cm" draw:start-shape="id15" draw:start-glue-point="1" draw:end-shape="id16" draw:end-glue-point="3" svg:d="M4250 6228h2250" svg:viewBox="0 0 2251 1">
          <text:p/>
        </draw:connector>
        <draw:custom-shape draw:style-name="gr28" draw:text-style-name="P13" xml:id="id18" draw:id="id18" draw:layer="layout" svg:width="0.5cm" svg:height="0.5cm" svg:x="2.75cm" svg:y="7.591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draw:type="line" svg:x1="3cm" svg:y1="8.575cm" svg:x2="3cm" svg:y2="8.091cm" draw:start-shape="id17" draw:start-glue-point="0" draw:end-shape="id18" draw:end-glue-point="8" svg:d="M3000 8575v-484" svg:viewBox="0 0 1 485">
          <text:p/>
        </draw:connector>
        <draw:frame draw:style-name="gr29" draw:text-style-name="P9" xml:id="id19" draw:id="id19" draw:layer="layout" svg:width="0.332cm" svg:height="0.327cm" svg:x="17.782cm" svg:y="7.476cm">
          <draw:text-box>
            <text:p>link</text:p>
          </draw:text-box>
        </draw:frame>
        <draw:connector draw:style-name="gr25" draw:text-style-name="P12" draw:layer="layout" draw:type="line" svg:x1="17.948cm" svg:y1="7.803cm" svg:x2="17.946cm" svg:y2="8.128cm" draw:start-shape="id19" draw:start-glue-point="2" draw:end-shape="id20" draw:end-glue-point="4" svg:d="M17948 7803l-2 325" svg:viewBox="0 0 3 326">
          <text:p/>
        </draw:connector>
        <draw:connector draw:style-name="gr17" draw:text-style-name="P12" draw:layer="layout" svg:x1="19.092cm" svg:y1="8.618cm" svg:x2="21.324cm" svg:y2="10.636cm" draw:start-shape="id21" draw:start-glue-point="1" draw:end-shape="id22" draw:end-glue-point="0" svg:d="M19092 8618h2232v2018" svg:viewBox="0 0 2233 2019">
          <text:p/>
        </draw:connector>
        <draw:custom-shape draw:style-name="gr30" draw:text-style-name="P1" xml:id="id48" draw:id="id48" draw:layer="layout" svg:width="1.333cm" svg:height="1cm" svg:x="15.555cm" svg:y="8.22cm">
          <draw:glue-point draw:id="4" svg:x="5cm" svg:y="0cm"/>
          <draw:glue-point draw:id="5" svg:x="-4.988cm" svg:y="-2.5cm"/>
          <draw:glue-point draw:id="6" svg:x="-4.996cm" svg:y="2.5cm"/>
          <draw:glue-point draw:id="7" svg:x="3.015cm" svg:y="-5cm"/>
          <draw:glue-point draw:id="8" svg:x="0cm" svg:y="-5cm"/>
          <draw:glue-point draw:id="9" svg:x="-3.023cm" svg:y="-5.01cm"/>
          <text:p text:style-name="P1">Compar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draw:type="line" svg:x1="3.25cm" svg:y1="6.226cm" svg:x2="3.75cm" svg:y2="6.228cm" draw:start-shape="id2" draw:start-glue-point="5" draw:end-shape="id15" draw:end-glue-point="3" svg:d="M3250 6226l500 2" svg:viewBox="0 0 501 3">
          <text:p/>
        </draw:connector>
        <draw:connector draw:style-name="gr17" draw:text-style-name="P12" draw:layer="layout" draw:line-skew="-0.251cm 1.023cm 1.251cm" svg:x1="4.25cm" svg:y1="6.228cm" svg:x2="4.997cm" svg:y2="7.84cm" draw:start-shape="id15" draw:start-glue-point="1" draw:end-shape="id23" draw:end-glue-point="3" svg:d="M4250 6228h250v22 1590h497" svg:viewBox="0 0 748 1613">
          <text:p/>
        </draw:connector>
        <draw:connector draw:style-name="gr17" draw:text-style-name="P12" draw:layer="layout" svg:x1="4.997cm" svg:y1="7.84cm" svg:x2="3.25cm" svg:y2="7.841cm" draw:start-shape="id23" draw:start-glue-point="3" draw:end-shape="id18" draw:end-glue-point="10" svg:d="M4997 7840h-873v1h-874" svg:viewBox="0 0 1748 2">
          <text:p/>
        </draw:connector>
        <draw:connector draw:style-name="gr17" draw:text-style-name="P12" draw:layer="layout" draw:line-skew="-0.249cm" svg:x1="2.75cm" svg:y1="7.841cm" svg:x2="2.75cm" svg:y2="6.536cm" draw:start-shape="id18" draw:start-glue-point="6" draw:end-shape="id2" draw:end-glue-point="8" svg:d="M2750 7841h-750v-1305h750" svg:viewBox="0 0 751 1306">
          <text:p/>
        </draw:connector>
        <draw:custom-shape draw:style-name="gr13" draw:text-style-name="P1" xml:id="id47" draw:id="id47" draw:layer="layout" svg:width="2cm" svg:height="1.5cm" svg:x="8.3cm" svg:y="10.3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4" draw:id="id24" draw:layer="layout" svg:width="0.5cm" svg:height="1cm" svg:x="14.254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152cm" svg:height="0.118cm" draw:transform="rotate (-1.5707963267949) translate (14.378cm 5.803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3552.941176470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2" draw:layer="layout" draw:type="line" svg:x1="7cm" svg:y1="6.228cm" svg:x2="14.254cm" svg:y2="6.228cm" draw:start-shape="id16" draw:start-glue-point="1" draw:end-shape="id24" draw:end-glue-point="3" svg:d="M7000 6228h7254" svg:viewBox="0 0 7255 1">
          <text:p/>
        </draw:connector>
        <draw:custom-shape draw:style-name="gr27" draw:text-style-name="P3" xml:id="id20" draw:id="id20" draw:layer="layout" svg:width="1.29cm" svg:height="0.5cm" draw:transform="rotate (1.5707963267949) translate (17.696cm 9.258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10" xml:id="id25" draw:id="id25" draw:layer="layout" svg:width="0.246cm" svg:height="0.533cm" svg:x="16.385cm" svg:y="7.023cm">
          <draw:text-box>
            <text:p><text:span text:style-name="T2">4</text:span></text:p>
          </draw:text-box>
        </draw:frame>
        <draw:custom-shape draw:style-name="gr28" draw:text-style-name="P13" xml:id="id26" draw:id="id26" draw:layer="layout" svg:width="0.5cm" svg:height="0.5cm" svg:x="16.258cm" svg:y="5.978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draw:type="line" svg:x1="16.508cm" svg:y1="7.023cm" svg:x2="16.508cm" svg:y2="6.478cm" draw:start-shape="id25" draw:start-glue-point="0" draw:end-shape="id26" draw:end-glue-point="8" svg:d="M16508 7023v-545" svg:viewBox="0 0 1 546">
          <text:p/>
        </draw:connector>
        <draw:connector draw:style-name="gr17" draw:text-style-name="P12" draw:layer="layout" svg:x1="14.754cm" svg:y1="6.228cm" svg:x2="16.258cm" svg:y2="6.228cm" draw:start-shape="id24" draw:start-glue-point="1" draw:end-shape="id26" draw:end-glue-point="6" svg:d="M14754 6228h1504" svg:viewBox="0 0 1505 1">
          <text:p/>
        </draw:connector>
        <draw:connector draw:style-name="gr17" draw:text-style-name="P12" draw:layer="layout" draw:line-skew="-0.059cm 0cm 0.005cm" svg:x1="16.758cm" svg:y1="6.228cm" svg:x2="17.696cm" svg:y2="8.226cm" draw:start-shape="id26" draw:start-glue-point="10" draw:end-shape="id20" draw:end-glue-point="8" svg:d="M16758 6228h442v995 1003h496" svg:viewBox="0 0 939 1999">
          <text:p/>
        </draw:connector>
        <draw:connector draw:style-name="gr17" draw:text-style-name="P12" draw:layer="layout" draw:type="line" svg:x1="18.196cm" svg:y1="8.613cm" svg:x2="18.592cm" svg:y2="8.618cm" draw:start-shape="id20" draw:start-glue-point="5" draw:end-shape="id21" draw:end-glue-point="3" svg:d="M18196 8613l396 5" svg:viewBox="0 0 397 6">
          <text:p/>
        </draw:connector>
        <draw:custom-shape draw:style-name="gr26" draw:text-style-name="P1" draw:layer="layout" svg:width="0.152cm" svg:height="0.118cm" draw:transform="rotate (-1.5707963267949) translate (18.71cm 8.152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52" draw:id="id52" draw:layer="layout" svg:width="0.5cm" svg:height="1cm" svg:x="18.602cm" svg:y="10.258cm">
          <text:p text:style-name="P1"><text:span text:style-name="T1">r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svg:x1="6.997cm" svg:y1="7.84cm" svg:x2="8.308cm" svg:y2="7.839cm" draw:start-shape="id23" draw:start-glue-point="1" draw:end-shape="id27" draw:end-glue-point="0" svg:d="M6997 7840h656v-1h655" svg:viewBox="0 0 1312 2">
          <text:p/>
        </draw:connector>
        <draw:custom-shape draw:style-name="gr31" draw:text-style-name="P14" draw:layer="layout" svg:width="0.05cm" svg:height="0.05cm" svg:x="10.686cm" svg:y="7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xml:id="id28" draw:id="id28" draw:layer="layout" svg:width="0.4cm" svg:height="0.327cm" svg:x="21.131cm" svg:y="11.94cm">
          <draw:text-box>
            <text:p>store</text:p>
          </draw:text-box>
        </draw:frame>
        <draw:connector draw:style-name="gr25" draw:text-style-name="P12" draw:layer="layout" draw:type="line" svg:x1="21.331cm" svg:y1="11.94cm" svg:x2="21.324cm" svg:y2="11.636cm" draw:start-shape="id28" draw:start-glue-point="0" draw:end-shape="id29" draw:end-glue-point="2" svg:d="M21331 11940l-7-304" svg:viewBox="0 0 8 305">
          <text:p/>
        </draw:connector>
        <draw:connector draw:style-name="gr17" draw:text-style-name="P12" draw:layer="layout" draw:type="line" svg:x1="19.092cm" svg:y1="8.618cm" svg:x2="21.9cm" svg:y2="8.618cm" draw:start-shape="id21" draw:start-glue-point="1" draw:end-shape="id30" svg:d="M19092 8618h2808" svg:viewBox="0 0 2809 1">
          <text:p/>
        </draw:connector>
        <draw:connector draw:style-name="gr17" draw:text-style-name="P12" draw:layer="layout" draw:type="line" svg:x1="24.004cm" svg:y1="10.75cm" svg:x2="24.75cm" svg:y2="10.75cm" draw:start-shape="id7" draw:start-glue-point="5" draw:end-shape="id31" draw:end-glue-point="0" svg:d="M24004 10750h746" svg:viewBox="0 0 747 1">
          <text:p/>
        </draw:connector>
        <draw:connector draw:style-name="gr17" draw:text-style-name="P12" draw:layer="layout" draw:line-skew="-0.253cm" svg:x1="6.997cm" svg:y1="7.84cm" svg:x2="8.308cm" svg:y2="8.589cm" draw:start-shape="id23" draw:start-glue-point="1" draw:end-shape="id32" draw:end-glue-point="0" svg:d="M6997 7840h403v749h908" svg:viewBox="0 0 1312 750">
          <text:p/>
        </draw:connector>
        <draw:connector draw:style-name="gr17" draw:text-style-name="P12" draw:layer="layout" draw:line-skew="-0.249cm" svg:x1="6.997cm" svg:y1="7.84cm" svg:x2="8.3cm" svg:y2="13.875cm" draw:start-shape="id23" draw:start-glue-point="1" draw:end-shape="id6" svg:d="M6997 7840h403v6035h900" svg:viewBox="0 0 1304 6036">
          <text:p/>
        </draw:connector>
        <draw:connector draw:style-name="gr17" draw:text-style-name="P12" draw:layer="layout" draw:line-skew="-3.226cm" svg:x1="6.997cm" svg:y1="7.84cm" svg:x2="14.254cm" svg:y2="15.75cm" draw:start-shape="id23" draw:start-glue-point="1" draw:end-shape="id9" draw:end-glue-point="3" svg:d="M6997 7840h403v7910h6854" svg:viewBox="0 0 7258 7911">
          <text:p/>
        </draw:connector>
        <draw:frame draw:style-name="gr33" draw:text-style-name="P9" draw:layer="layout" svg:width="0.133cm" svg:height="0.327cm" svg:x="7.175cm" svg:y="7.492cm">
          <draw:text-box>
            <text:p>ir</text:p>
          </draw:text-box>
        </draw:frame>
        <draw:frame draw:style-name="gr34" draw:text-style-name="P9" xml:id="id34" draw:id="id34" draw:layer="layout" svg:width="0.756cm" svg:height="0.327cm" svg:x="13.208cm" svg:y="11.176cm">
          <draw:text-box>
            <text:p>op1_sel</text:p>
          </draw:text-box>
        </draw:frame>
        <draw:custom-shape draw:style-name="gr35" draw:text-style-name="P3" xml:id="id33" draw:id="id33" draw:layer="layout" svg:width="1.25cm" svg:height="0.5cm" draw:transform="rotate (1.5707963267949) translate (13.339cm 12.876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2" draw:layer="layout" draw:type="line" svg:x1="13.589cm" svg:y1="11.782cm" svg:x2="13.586cm" svg:y2="11.503cm" draw:start-shape="id33" draw:start-glue-point="4" draw:end-shape="id34" svg:d="M13589 11782l-3-279" svg:viewBox="0 0 4 280">
          <text:p/>
        </draw:connector>
        <draw:custom-shape draw:style-name="gr10" draw:text-style-name="P8" xml:id="id41" draw:id="id41" draw:layer="layout" svg:width="0.5cm" svg:height="1cm" svg:x="14.255cm" svg:y="11.75cm">
          <text:p text:style-name="P1"><text:span text:style-name="T1">o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44" draw:id="id44" draw:layer="layout" svg:width="0.5cm" svg:height="1cm" svg:x="14.255cm" svg:y="13.25cm">
          <text:p text:style-name="P1"><text:span text:style-name="T1">o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152cm" svg:height="0.118cm" draw:transform="rotate (-1.5707963267949) translate (14.375cm 11.835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152cm" svg:height="0.118cm" draw:transform="rotate (-1.5707963267949) translate (14.375cm 13.34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37" draw:id="id37" draw:layer="layout" svg:width="1.29cm" svg:height="0.5cm" draw:transform="rotate (1.5707963267949) translate (11.462cm 9.621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3" xml:id="id7" draw:id="id7" draw:layer="layout" svg:width="1.29cm" svg:height="0.5cm" draw:transform="rotate (1.5707963267949) translate (23.504cm 11.395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12" draw:layer="layout" svg:x1="22.4cm" svg:y1="8.618cm" svg:x2="23.504cm" svg:y2="10.363cm" draw:start-shape="id30" draw:start-glue-point="1" draw:end-shape="id7" draw:end-glue-point="8" svg:d="M22400 8618h552v1745h552" svg:viewBox="0 0 1105 1746">
          <text:p/>
        </draw:connector>
        <draw:connector draw:style-name="gr17" draw:text-style-name="P12" draw:layer="layout" svg:x1="22.424cm" svg:y1="11.136cm" svg:x2="23.504cm" svg:y2="11.137cm" draw:start-shape="id35" draw:start-glue-point="2" draw:end-shape="id7" draw:end-glue-point="11" svg:d="M22424 11136h540v1h540" svg:viewBox="0 0 1081 2">
          <text:p/>
        </draw:connector>
        <draw:connector draw:style-name="gr17" draw:text-style-name="P12" draw:layer="layout" draw:line-skew="0.102cm" svg:x1="16.5cm" svg:y1="13cm" svg:x2="17.696cm" svg:y2="9cm" draw:start-shape="id36" draw:start-glue-point="6" draw:end-shape="id20" draw:end-glue-point="11" svg:d="M16500 13000h700v-4000h496" svg:viewBox="0 0 1197 4001">
          <text:p/>
        </draw:connector>
        <draw:custom-shape draw:style-name="gr26" draw:text-style-name="P1" draw:layer="layout" svg:width="0.152cm" svg:height="0.118cm" draw:transform="rotate (-1.5707963267949) translate (22.018cm 8.153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152cm" svg:height="0.118cm" draw:transform="rotate (-1.5707963267949) translate (18.72cm 10.306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152cm" svg:height="0.118cm" draw:transform="rotate (-1.5707963267949) translate (19.368cm 15.304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152cm" svg:height="0.118cm" draw:transform="rotate (-1.5707963267949) translate (22.018cm 15.305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152cm" svg:height="0.118cm" draw:transform="rotate (-1.5707963267949) translate (14.375cm 15.305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2" draw:layer="layout" draw:line-skew="0.199cm 6.114cm" svg:x1="16.5cm" svg:y1="13cm" svg:x2="11.462cm" svg:y2="8.976cm" draw:start-shape="id36" draw:start-glue-point="6" draw:end-shape="id37" draw:end-glue-point="7" svg:d="M16500 13000h700v3800h-6239v-7824h501" svg:viewBox="0 0 6240 7825">
          <text:p/>
        </draw:connector>
        <draw:connector draw:style-name="gr17" draw:text-style-name="P12" draw:layer="layout" draw:line-skew="0.199cm 6.877cm" svg:x1="16.5cm" svg:y1="13cm" svg:x2="11.461cm" svg:y2="7.451cm" draw:start-shape="id36" draw:start-glue-point="6" draw:end-shape="id38" draw:end-glue-point="7" svg:d="M16500 13000h700v3800h-6240v-9349h501" svg:viewBox="0 0 6241 9350">
          <text:p/>
        </draw:connector>
        <draw:connector draw:style-name="gr17" draw:text-style-name="P12" draw:layer="layout" draw:line-skew="0.149cm -4.419cm -0.249cm" svg:x1="19.092cm" svg:y1="8.618cm" svg:x2="11.461cm" svg:y2="7.064cm" draw:start-shape="id21" draw:start-glue-point="1" draw:end-shape="id38" draw:end-glue-point="8" svg:d="M19092 8618h650v-3418h-9031v1864h750" svg:viewBox="0 0 9032 3419">
          <text:p/>
        </draw:connector>
        <draw:frame draw:style-name="gr12" draw:text-style-name="P9" xml:id="id39" draw:id="id39" draw:layer="layout" svg:width="0.658cm" svg:height="0.327cm" svg:x="11.385cm" svg:y="9.8cm">
          <draw:text-box>
            <text:p>rs2_sel</text:p>
          </draw:text-box>
        </draw:frame>
        <draw:connector draw:style-name="gr17" draw:text-style-name="P12" draw:layer="layout" draw:line-skew="0.149cm -2.417cm -0.25cm" svg:x1="19.092cm" svg:y1="8.618cm" svg:x2="11.462cm" svg:y2="9.363cm" draw:start-shape="id21" draw:start-glue-point="1" draw:end-shape="id37" draw:end-glue-point="11" svg:d="M19092 8618h650v-3418h-9031v4163h751" svg:viewBox="0 0 9032 4164">
          <text:p/>
        </draw:connector>
        <draw:connector draw:style-name="gr25" draw:text-style-name="P12" draw:layer="layout" draw:type="line" svg:x1="11.712cm" svg:y1="9.461cm" svg:x2="11.714cm" svg:y2="9.8cm" draw:start-shape="id37" draw:start-glue-point="6" draw:end-shape="id39" draw:end-glue-point="0" svg:d="M11712 9461l2 339" svg:viewBox="0 0 3 340">
          <text:p/>
        </draw:connector>
        <draw:connector draw:style-name="gr25" draw:text-style-name="P12" draw:layer="layout" draw:type="line" svg:x1="11.711cm" svg:y1="6.966cm" svg:x2="11.714cm" svg:y2="6.659cm" draw:start-shape="id38" draw:start-glue-point="4" draw:end-shape="id40" draw:end-glue-point="2" svg:d="M11711 6966l3-307" svg:viewBox="0 0 4 308">
          <text:p/>
        </draw:connector>
        <draw:connector draw:style-name="gr17" draw:text-style-name="P12" draw:layer="layout" svg:x1="13.839cm" svg:y1="12.251cm" svg:x2="14.255cm" svg:y2="12.25cm" draw:start-shape="id33" draw:start-glue-point="5" draw:end-shape="id41" draw:end-glue-point="3" svg:d="M13839 12251h209v-1h207" svg:viewBox="0 0 417 2">
          <text:p/>
        </draw:connector>
        <draw:connector draw:style-name="gr17" draw:text-style-name="P12" draw:layer="layout" draw:type="line" svg:x1="10.308cm" svg:y1="7.839cm" svg:x2="11.461cm" svg:y2="7.838cm" draw:start-shape="id42" draw:start-glue-point="2" draw:end-shape="id38" draw:end-glue-point="11" svg:d="M10308 7839l1153-1" svg:viewBox="0 0 1154 2">
          <text:p/>
        </draw:connector>
        <draw:connector draw:style-name="gr17" draw:text-style-name="P12" draw:layer="layout" draw:type="line" svg:x1="10.308cm" svg:y1="8.589cm" svg:x2="11.462cm" svg:y2="8.589cm" draw:start-shape="id43" draw:start-glue-point="2" draw:end-shape="id37" draw:end-glue-point="8" svg:d="M10308 8589h1154" svg:viewBox="0 0 1155 1">
          <text:p/>
        </draw:connector>
        <draw:connector draw:style-name="gr37" draw:text-style-name="P12" draw:layer="layout" draw:line-skew="-0.264cm 0cm -0.049cm" svg:x1="11.962cm" svg:y1="8.976cm" svg:x2="12.75cm" svg:y2="13.126cm" draw:start-shape="id37" draw:start-glue-point="5" draw:end-shape="id4" draw:end-glue-point="9" svg:d="M11962 8976h238v2272 1878h550" svg:viewBox="0 0 789 4151">
          <text:p/>
        </draw:connector>
        <draw:connector draw:style-name="gr17" draw:text-style-name="P12" draw:layer="layout" draw:line-skew="-0.051cm" svg:x1="11.961cm" svg:y1="7.451cm" svg:x2="13.339cm" svg:y2="12.626cm" draw:start-shape="id38" draw:start-glue-point="5" draw:end-shape="id33" draw:end-glue-point="11" svg:d="M11961 7451h639v5175h739" svg:viewBox="0 0 1379 5176">
          <text:p/>
        </draw:connector>
        <draw:connector draw:style-name="gr17" draw:text-style-name="P12" draw:layer="layout" draw:type="line" svg:x1="13.25cm" svg:y1="13.75cm" svg:x2="14.255cm" svg:y2="13.75cm" draw:start-shape="id4" draw:start-glue-point="5" draw:end-shape="id44" draw:end-glue-point="3" svg:d="M13250 13750h1005" svg:viewBox="0 0 1006 1">
          <text:p/>
        </draw:connector>
        <draw:line draw:style-name="gr38" draw:text-style-name="P12" draw:layer="layout" svg:x1="10.302cm" svg:y1="10.6cm" svg:x2="10.8cm" svg:y2="10.6cm">
          <text:p/>
        </draw:line>
        <draw:line draw:style-name="gr38" draw:text-style-name="P12" draw:layer="layout" svg:x1="10.3cm" svg:y1="10.85cm" svg:x2="10.798cm" svg:y2="10.85cm">
          <text:p/>
        </draw:line>
        <draw:line draw:style-name="gr38" draw:text-style-name="P12" draw:layer="layout" svg:x1="10.299cm" svg:y1="11.099cm" svg:x2="10.797cm" svg:y2="11.099cm">
          <text:p/>
        </draw:line>
        <draw:line draw:style-name="gr38" draw:text-style-name="P12" draw:layer="layout" svg:x1="10.297cm" svg:y1="11.349cm" svg:x2="10.795cm" svg:y2="11.349cm">
          <text:p/>
        </draw:line>
        <draw:line draw:style-name="gr38" draw:text-style-name="P12" draw:layer="layout" svg:x1="10.302cm" svg:y1="11.598cm" svg:x2="10.8cm" svg:y2="11.598cm">
          <text:p/>
        </draw:line>
        <draw:connector draw:style-name="gr17" draw:text-style-name="P12" draw:layer="layout" draw:line-skew="2.83cm" svg:x1="7cm" svg:y1="6.228cm" svg:x2="13.339cm" svg:y2="11.876cm" draw:start-shape="id16" draw:start-glue-point="1" draw:end-shape="id33" draw:end-glue-point="8" svg:d="M7000 6228h6000v5648h339" svg:viewBox="0 0 6340 5649">
          <text:p/>
        </draw:connector>
        <draw:connector draw:style-name="gr17" draw:text-style-name="P12" draw:layer="layout" draw:type="line" svg:x1="11.961cm" svg:y1="7.451cm" svg:x2="14.254cm" svg:y2="7.453cm" draw:start-shape="id38" draw:start-glue-point="5" draw:end-shape="id45" draw:end-glue-point="3" svg:d="M11961 7451l2293 2" svg:viewBox="0 0 2294 3">
          <text:p/>
        </draw:connector>
        <draw:connector draw:style-name="gr17" draw:text-style-name="P12" draw:layer="layout" draw:type="line" svg:x1="11.962cm" svg:y1="8.976cm" svg:x2="14.254cm" svg:y2="8.972cm" draw:start-shape="id37" draw:start-glue-point="5" draw:end-shape="id46" draw:end-glue-point="3" svg:d="M11962 8976l2292-4" svg:viewBox="0 0 2293 5">
          <text:p/>
        </draw:connector>
        <draw:connector draw:style-name="gr17" draw:text-style-name="P12" draw:layer="layout" draw:type="line" svg:x1="14.755cm" svg:y1="12.25cm" svg:x2="15.25cm" svg:y2="12.251cm" draw:start-shape="id41" draw:start-glue-point="1" draw:end-shape="id36" draw:end-glue-point="4" svg:d="M14755 12250l495 1" svg:viewBox="0 0 496 2">
          <text:p/>
        </draw:connector>
        <draw:connector draw:style-name="gr17" draw:text-style-name="P12" draw:layer="layout" draw:type="line" svg:x1="14.755cm" svg:y1="13.75cm" svg:x2="15.25cm" svg:y2="13.749cm" draw:start-shape="id44" draw:start-glue-point="1" draw:end-shape="id36" draw:end-glue-point="5" svg:d="M14755 13750l495-1" svg:viewBox="0 0 496 2">
          <text:p/>
        </draw:connector>
        <draw:connector draw:style-name="gr17" draw:text-style-name="P12" draw:layer="layout" draw:line-skew="-0.249cm" svg:x1="6.997cm" svg:y1="7.84cm" svg:x2="8.3cm" svg:y2="11.1cm" draw:start-shape="id23" draw:start-glue-point="1" draw:end-shape="id47" svg:d="M6997 7840h403v3260h900" svg:viewBox="0 0 1304 3261">
          <text:p/>
        </draw:connector>
        <draw:connector draw:style-name="gr17" draw:text-style-name="P12" draw:layer="layout" draw:type="line" svg:x1="14.754cm" svg:y1="8.972cm" svg:x2="15.556cm" svg:y2="8.97cm" draw:start-shape="id46" draw:start-glue-point="1" draw:end-shape="id48" draw:end-glue-point="6" svg:d="M14754 8972l802-2" svg:viewBox="0 0 803 3">
          <text:p/>
        </draw:connector>
        <draw:connector draw:style-name="gr17" draw:text-style-name="P12" draw:layer="layout" draw:line-skew="-2.429cm -1.321cm -0.094cm" svg:x1="14.754cm" svg:y1="7.453cm" svg:x2="15.557cm" svg:y2="8.47cm" draw:start-shape="id45" draw:start-glue-point="1" draw:end-shape="id48" draw:end-glue-point="5" svg:d="M14754 7453h205v947 70h598" svg:viewBox="0 0 804 1018">
          <text:p/>
        </draw:connector>
        <draw:frame draw:style-name="gr39" draw:text-style-name="P9" xml:id="id51" draw:id="id51" draw:layer="layout" svg:width="0.201cm" svg:height="0.327cm" svg:x="15.718cm" svg:y="7.634cm">
          <draw:text-box>
            <text:p>eq</text:p>
          </draw:text-box>
        </draw:frame>
        <draw:frame draw:style-name="gr40" draw:text-style-name="P9" xml:id="id49" draw:id="id49" draw:layer="layout" svg:width="0.121cm" svg:height="0.327cm" svg:x="16.157cm" svg:y="7.633cm">
          <draw:text-box>
            <text:p>lt</text:p>
          </draw:text-box>
        </draw:frame>
        <draw:frame draw:style-name="gr41" draw:text-style-name="P9" xml:id="id50" draw:id="id50" draw:layer="layout" svg:width="0.226cm" svg:height="0.327cm" svg:x="16.509cm" svg:y="7.636cm">
          <draw:text-box>
            <text:p>ltu</text:p>
          </draw:text-box>
        </draw:frame>
        <draw:connector draw:style-name="gr25" draw:text-style-name="P12" draw:layer="layout" draw:type="line" svg:x1="16.217cm" svg:y1="7.96cm" svg:x2="16.221cm" svg:y2="8.22cm" draw:start-shape="id49" draw:start-glue-point="2" draw:end-shape="id48" draw:end-glue-point="8" svg:d="M16217 7960l4 260" svg:viewBox="0 0 5 261">
          <text:p/>
        </draw:connector>
        <draw:connector draw:style-name="gr25" draw:text-style-name="P12" draw:layer="layout" draw:type="line" svg:x1="16.622cm" svg:y1="7.963cm" svg:x2="16.622cm" svg:y2="8.22cm" draw:start-shape="id50" draw:start-glue-point="2" draw:end-shape="id48" draw:end-glue-point="7" svg:d="M16622 7963v257" svg:viewBox="0 0 1 258">
          <text:p/>
        </draw:connector>
        <draw:connector draw:style-name="gr25" draw:text-style-name="P12" draw:layer="layout" draw:type="line" svg:x1="15.819cm" svg:y1="8.22cm" svg:x2="15.818cm" svg:y2="7.961cm" draw:start-shape="id48" draw:start-glue-point="9" draw:end-shape="id51" svg:d="M15819 8220l-1-259" svg:viewBox="0 0 2 260">
          <text:p/>
        </draw:connector>
        <draw:connector draw:style-name="gr17" draw:text-style-name="P12" draw:layer="layout" draw:line-skew="-1.678cm" svg:x1="14.754cm" svg:y1="8.972cm" svg:x2="18.602cm" svg:y2="10.758cm" draw:start-shape="id46" draw:start-glue-point="1" draw:end-shape="id52" draw:end-glue-point="3" svg:d="M14754 8972h246v1786h3602" svg:viewBox="0 0 3849 1787">
          <text:p/>
        </draw:connector>
        <draw:connector draw:style-name="gr17" draw:text-style-name="P12" draw:layer="layout" draw:line-skew="0.199cm 7.504cm -0.649cm" svg:x1="16.5cm" svg:y1="13cm" svg:x2="2.751cm" svg:y2="6.226cm" draw:start-shape="id36" draw:start-glue-point="6" draw:end-shape="id2" draw:end-glue-point="7" svg:d="M16500 13000h700v3800h-15600v-10574h1151" svg:viewBox="0 0 15601 10575">
          <text:p/>
        </draw:connector>
        <draw:custom-shape draw:style-name="gr42" draw:text-style-name="P14" draw:layer="layout" svg:width="0.048cm" svg:height="0.048cm" svg:x="10.935cm" svg:y="8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3" draw:id="id53" draw:layer="layout" svg:width="1.29cm" svg:height="0.5cm" draw:transform="rotate (1.5707963267949) translate (19.51cm 11.781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4" draw:layer="layout" svg:width="0.05cm" svg:height="0.05cm" svg:x="12.974cm" svg:y="6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0.05cm" svg:height="0.05cm" svg:x="12.576cm" svg:y="7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0.05cm" svg:height="0.05cm" svg:x="12.176cm" svg:y="8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draw:type="line" svg:x1="19.102cm" svg:y1="10.758cm" svg:x2="19.51cm" svg:y2="10.749cm" draw:start-shape="id52" draw:start-glue-point="1" draw:end-shape="id53" draw:end-glue-point="8" svg:d="M19102 10758l408-9" svg:viewBox="0 0 409 10">
          <text:p/>
        </draw:connector>
        <draw:connector draw:style-name="gr17" draw:text-style-name="P12" draw:layer="layout" draw:type="line" svg:x1="20.01cm" svg:y1="11.136cm" svg:x2="20.393cm" svg:y2="11.136cm" draw:start-shape="id53" draw:start-glue-point="5" draw:end-shape="id54" svg:d="M20010 11136h383" svg:viewBox="0 0 384 1">
          <text:p/>
        </draw:connector>
        <draw:connector draw:style-name="gr17" draw:text-style-name="P12" draw:layer="layout" draw:line-skew="0cm 0.318cm -0.209cm" svg:x1="22.424cm" svg:y1="11.136cm" svg:x2="19.51cm" svg:y2="11.523cm" draw:start-shape="id35" draw:start-glue-point="2" draw:end-shape="id53" draw:end-glue-point="11" svg:d="M22424 11136h500v1464h-4124v-1077h710" svg:viewBox="0 0 4125 1465">
          <text:p/>
        </draw:connector>
        <draw:frame draw:style-name="gr44" draw:text-style-name="P9" xml:id="id55" draw:id="id55" draw:layer="layout" svg:width="0.471cm" svg:height="0.378cm" svg:x="19.53cm" svg:y="10cm">
          <draw:text-box>
            <text:p>copy</text:p>
          </draw:text-box>
        </draw:frame>
        <draw:connector draw:style-name="gr25" draw:text-style-name="P12" draw:layer="layout" draw:type="line" svg:x1="19.76cm" svg:y1="10.651cm" svg:x2="19.765cm" svg:y2="10.378cm" draw:start-shape="id53" draw:start-glue-point="4" draw:end-shape="id55" draw:end-glue-point="2" svg:d="M19760 10651l5-273" svg:viewBox="0 0 6 274">
          <text:p/>
        </draw:connector>
        <draw:frame draw:style-name="gr45" draw:text-style-name="P15" xml:id="id56" draw:id="id56" draw:layer="layout" svg:width="0.349cm" svg:height="0.431cm" svg:x="6.58cm" svg:y="4.98cm">
          <draw:text-box>
            <text:p text:style-name="P1">stall</text:p>
          </draw:text-box>
        </draw:frame>
        <draw:frame draw:style-name="gr46" draw:text-style-name="P15" xml:id="id57" draw:id="id57" draw:layer="layout" svg:width="0.349cm" svg:height="0.448cm" svg:x="3.827cm" svg:y="4.982cm">
          <draw:text-box>
            <text:p text:style-name="P1">stall</text:p>
          </draw:text-box>
        </draw:frame>
        <draw:connector draw:style-name="gr47" draw:text-style-name="P12" draw:layer="layout" draw:type="line" svg:x1="6.75cm" svg:y1="5.728cm" svg:x2="6.754cm" svg:y2="5.411cm" draw:start-shape="id16" draw:start-glue-point="0" draw:end-shape="id56" draw:end-glue-point="2" svg:d="M6750 5728l4-317" svg:viewBox="0 0 5 318">
          <text:p/>
        </draw:connector>
        <draw:connector draw:style-name="gr47" draw:text-style-name="P12" draw:layer="layout" draw:type="line" svg:x1="4cm" svg:y1="5.728cm" svg:x2="4.001cm" svg:y2="5.43cm" draw:start-shape="id15" draw:start-glue-point="0" draw:end-shape="id57" draw:end-glue-point="2" svg:d="M4000 5728l1-298" svg:viewBox="0 0 2 299">
          <text:p/>
        </draw:connector>
        <draw:custom-shape draw:style-name="gr48" draw:text-style-name="P14" draw:layer="layout" svg:width="0.048cm" svg:height="0.048cm" svg:x="7.375cm" svg:y="7.814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048cm" svg:height="0.048cm" svg:x="7.377cm" svg:y="8.567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048cm" svg:height="0.048cm" svg:x="7.377cm" svg:y="11.076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048cm" svg:height="0.048cm" svg:x="7.377cm" svg:y="13.85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marker draw:name="Arrowheads_20_5" draw:display-name="Arrowheads 5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center" draw:textarea-vertical-align="middle" draw:auto-grow-height="false" draw:fit-to-size="shrink-to-fi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TIX2" fo:font-family="STIX" style:font-style-name="Regular" style:font-pitch="variable" fo:font-size="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fill-image-width="0cm" draw:fill-image-height="0cm" draw:textarea-vertical-align="to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tt Witherspoon</meta:initial-creator>
    <meta:creation-date>2015-11-05T19:41:08.085962618</meta:creation-date>
    <dc:date>2015-12-31T15:49:21.692267528</dc:date>
    <dc:creator>Brett Witherspoon</dc:creator>
    <meta:editing-duration>P5DT21M31S</meta:editing-duration>
    <meta:editing-cycles>81</meta:editing-cycles>
    <meta:generator>LibreOffice/4.4.7.2$Linux_X86_64 LibreOffice_project/40$Build-2</meta:generator>
    <dc:title>riscv</dc:title>
    <meta:document-statistic meta:object-count="165"/>
  </office:meta>
</office:document-meta>
</file>